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186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964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945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5.615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8.64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82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57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22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5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0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dee6ef" draw:fill="solid" draw:fill-color="#e3f2fd" draw:textarea-vertical-align="middle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draw:fill="none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f2fd"/>
      <style:paragraph-properties fo:text-align="center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/>
    </style:style>
    <style:style style:name="P6" style:family="paragraph">
      <loext:graphic-properties draw:fill-color="#fffde7"/>
      <style:paragraph-properties fo:text-align="center"/>
    </style:style>
    <style:style style:name="P7" style:family="paragraph">
      <loext:graphic-properties draw:fill-color="#e8f5e9"/>
      <style:paragraph-properties fo:text-align="center"/>
    </style:style>
    <style:style style:name="P8" style:family="paragraph">
      <style:paragraph-properties fo:text-align="center"/>
      <style:text-properties fo:color="#800080"/>
    </style:style>
    <style:style style:name="P9" style:family="paragraph">
      <loext:graphic-properties draw:fill="none"/>
      <style:paragraph-properties fo:text-align="center"/>
      <style:text-properties fo:color="#800080"/>
    </style:style>
    <style:style style:name="P10" style:family="paragraph">
      <style:text-properties fo:color="#800080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color="#bf0041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color="#bf0041"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  <style:text-properties fo:color="#bf0041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7.347cm" svg:y="0.127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286cm" svg:height="1.016cm" svg:x="9.633cm" svg:y="0.127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1.919cm" svg:y="0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016cm" svg:x="6.858cm" svg:y="2.032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937cm" svg:y="2.032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922cm" svg:y="2.032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3.335cm" svg:y="2.032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5.748cm" svg:y="2.032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045cm" svg:height="1.016cm" svg:x="11.195cm" svg:y="4.44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9.017cm" svg:y="4.445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715cm" svg:height="1.016cm" svg:x="15.24cm" svg:y="4.445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.74cm" svg:height="1.016cm" svg:x="4.826cm" svg:y="6.35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07cm" svg:height="0.58cm" svg:x="17.107cm" svg:y="0.381cm">
          <draw:text-box>
            <text:p text:style-name="P8">a “thread”</text:p>
          </draw:text-box>
        </draw:frame>
        <draw:frame draw:style-name="gr12" draw:text-style-name="P9" draw:layer="layout" svg:width="2.178cm" svg:height="0.58cm" svg:x="18.523cm" svg:y="2.286cm">
          <draw:text-box>
            <text:p text:style-name="P8">a “thread”</text:p>
          </draw:text-box>
        </draw:frame>
        <draw:frame draw:style-name="gr13" draw:text-style-name="P11" draw:layer="layout" svg:width="3.074cm" svg:height="1.059cm" svg:x="0cm" svg:y="0.127cm">
          <draw:text-box>
            <text:p text:style-name="P10">some Forth word</text:p>
            <text:p text:style-name="P10">that uses SQUARE</text:p>
          </draw:text-box>
        </draw:frame>
        <draw:frame draw:style-name="gr14" draw:text-style-name="P11" draw:layer="layout" svg:width="2.96cm" svg:height="1.059cm" svg:x="0cm" svg:y="2.032cm">
          <draw:text-box>
            <text:p text:style-name="P10">SQUARE,</text:p>
            <text:p text:style-name="P10">a colon definition</text:p>
          </draw:text-box>
        </draw:frame>
        <draw:frame draw:style-name="gr15" draw:text-style-name="P11" draw:layer="layout" svg:width="3.006cm" svg:height="1.059cm" svg:x="0.042cm" svg:y="4.445cm">
          <draw:text-box>
            <text:p text:style-name="P10">DUP,</text:p>
            <text:p text:style-name="P10">a CODE definition</text:p>
          </draw:text-box>
        </draw:frame>
        <draw:frame draw:style-name="gr16" draw:text-style-name="P11" draw:layer="layout" svg:width="3.507cm" svg:height="1.059cm" svg:x="0cm" svg:y="6.3cm">
          <draw:text-box>
            <text:p text:style-name="P10">“headerless” code in</text:p>
            <text:p text:style-name="P10">the Forth kernel</text:p>
          </draw:text-box>
        </draw:frame>
        <draw:line draw:style-name="gr17" draw:text-style-name="P12" draw:layer="layout" svg:x1="7.747cm" svg:y1="3.048cm" svg:x2="6.223cm" svg:y2="6.35cm">
          <text:p/>
        </draw:line>
        <draw:frame draw:style-name="gr18" draw:text-style-name="P14" draw:layer="layout" svg:width="1.228cm" svg:height="0.58cm" svg:x="4.779cm" svg:y="3.23cm">
          <draw:text-box>
            <text:p text:style-name="P13"><text:span text:style-name="T1">Header</text:span></text:p>
          </draw:text-box>
        </draw:frame>
        <draw:frame draw:style-name="gr18" draw:text-style-name="P14" draw:layer="layout" svg:width="1.702cm" svg:height="0.58cm" svg:x="8.077cm" svg:y="3.23cm">
          <draw:text-box>
            <text:p text:style-name="P13"><text:span text:style-name="T1">Code Field</text:span></text:p>
          </draw:text-box>
        </draw:frame>
        <draw:frame draw:style-name="gr18" draw:text-style-name="P14" draw:layer="layout" svg:width="2.562cm" svg:height="0.58cm" svg:x="13.208cm" svg:y="3.23cm">
          <draw:text-box>
            <text:p text:style-name="P13"><text:span text:style-name="T1">Parameter Field</text:span></text:p>
          </draw:text-box>
        </draw:frame>
        <draw:line draw:style-name="gr19" draw:text-style-name="P15" draw:layer="layout" svg:x1="4.699cm" svg:y1="3.556cm" svg:x2="3.937cm" svg:y2="3.556cm">
          <text:p/>
        </draw:line>
        <draw:line draw:style-name="gr19" draw:text-style-name="P15" draw:layer="layout" svg:x1="6.096cm" svg:y1="3.556cm" svg:x2="6.859cm" svg:y2="3.556cm">
          <text:p/>
        </draw:line>
        <draw:line draw:style-name="gr19" draw:text-style-name="P15" draw:layer="layout" svg:x1="8.001cm" svg:y1="3.556cm" svg:x2="6.858cm" svg:y2="3.556cm">
          <text:p/>
        </draw:line>
        <draw:line draw:style-name="gr19" draw:text-style-name="P15" draw:layer="layout" svg:x1="13.081cm" svg:y1="3.556cm" svg:x2="10.922cm" svg:y2="3.556cm">
          <text:p/>
        </draw:line>
        <draw:line draw:style-name="gr19" draw:text-style-name="P15" draw:layer="layout" svg:x1="9.906cm" svg:y1="3.557cm" svg:x2="10.922cm" svg:y2="3.551cm">
          <text:p/>
        </draw:line>
        <draw:line draw:style-name="gr19" draw:text-style-name="P15" draw:layer="layout" svg:x1="15.875cm" svg:y1="3.561cm" svg:x2="18.161cm" svg:y2="3.556cm">
          <text:p/>
        </draw:line>
        <draw:line draw:style-name="gr17" draw:text-style-name="P12" draw:layer="layout" svg:x1="10.795cm" svg:y1="1.143cm" svg:x2="9.779cm" svg:y2="2.032cm">
          <text:p/>
        </draw:line>
        <draw:line draw:style-name="gr20" draw:text-style-name="P12" draw:layer="layout" svg:x1="12.065cm" svg:y1="3.048cm" svg:x2="12.7cm" svg:y2="4.445cm">
          <text:p/>
        </draw:line>
        <draw:polyline draw:style-name="gr21" draw:text-style-name="P12" draw:layer="layout" svg:width="1.777cm" svg:height="0.634cm" svg:x="14.351cm" svg:y="5.461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2" draw:text-style-name="P1" draw:layer="layout" svg:width="2.539cm" svg:height="1.015cm" svg:x="14.205cm" svg:y="0.127cm" svg:viewBox="0 0 2540 1016" draw:points="0,0 2286,0 2286,254 2032,381 2540,508 2286,635 2286,1016 0,1016">
          <text:p/>
        </draw:polygon>
        <draw:polyline draw:style-name="gr23" draw:text-style-name="P16" draw:layer="layout" svg:width="2.285cm" svg:height="1.015cm" draw:transform="rotate (-3.14159265358979) translate (16.491cm 1.143cm)" svg:viewBox="0 0 2286 1016" draw:points="0,1016 2286,1016 2286,0 0,0">
          <text:p/>
        </draw:polyline>
        <draw:frame draw:style-name="gr24" draw:text-style-name="P17" draw:layer="layout" svg:width="0.889cm" svg:height="0.73cm" svg:x="14.84cm" svg:y="0.286cm">
          <draw:text-box>
            <text:p>...</text:p>
          </draw:text-box>
        </draw:frame>
        <draw:polygon draw:style-name="gr22" draw:text-style-name="P1" draw:layer="layout" svg:width="2.539cm" svg:height="1.015cm" draw:transform="rotate (-3.14159265358979) translate (7.347cm 1.143cm)" svg:viewBox="0 0 2540 1016" draw:points="0,0 2286,0 2286,381 2032,508 2540,635 2286,762 2286,1016 0,1016">
          <text:p/>
        </draw:polygon>
        <draw:polyline draw:style-name="gr23" draw:text-style-name="P16" draw:layer="layout" svg:width="2.285cm" svg:height="1.015cm" svg:x="5.061cm" svg:y="0.127cm" svg:viewBox="0 0 2286 1016" draw:points="0,0 2286,0 2286,1016 0,1016">
          <text:p/>
        </draw:polyline>
        <draw:frame draw:style-name="gr24" draw:text-style-name="P17" draw:layer="layout" svg:width="0.87cm" svg:height="0.73cm" svg:x="5.823cm" svg:y="0.286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08:43:16.258252906</dc:date>
    <meta:editing-duration>PT42M10S</meta:editing-duration>
    <meta:editing-cycles>6</meta:editing-cycles>
    <meta:generator>LibreOffice/6.4.7.2$Linux_X86_64 LibreOffice_project/40$Build-2</meta:generator>
    <meta:document-statistic meta:object-count="37"/>
  </office:meta>
</office:document-meta>
</file>